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weight="bold"/>
    </style:style>
    <style:style style:name="T2" style:family="text">
      <style:text-properties fo:language="en" fo:country="none"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nctionnement d'un moteur de recherche :</text:p>
      <text:p text:style-name="Standard"/>
      <text:p text:style-name="Standard">Les moteur de recherche on des robit, crawler ou spider qui parcours la toile de lien en lien à la rechreche de site à indexé. Les page sans lien peuvent alors rester à jamais dans le deep web.</text:p>
      <text:p text:style-name="Standard"/>
      <text:p text:style-name="Standard">deepweb : Le <text:span text:style-name="T1">web profond</text:span>, appelé aussi <text:span text:style-name="T1">web caché</text:span> (en anglais <text:span text:style-name="T2">deep web</text:span>) ou <text:span text:style-name="T1">web invisible</text:span> (terme imprécis)<text:bookmark text:name="cite_ref-jep/07-01_1-0"/><text:a xlink:type="simple" xlink:href="https://fr.wikipedia.org/wiki/Web_profond#cite_note-jep/07-01-1" text:style-name="Internet_20_link" text:visited-style-name="Visited_20_Internet_20_Link">1</text:a> décrit dans l'<text:a xlink:type="simple" xlink:href="https://fr.wikipedia.org/wiki/World_Wide_Web#Architecture" text:style-name="Internet_20_link" text:visited-style-name="Visited_20_Internet_20_Link">architecture du web</text:a> la partie de <text:a xlink:type="simple" xlink:href="https://fr.wikipedia.org/wiki/World_Wide_Web" text:style-name="Internet_20_link" text:visited-style-name="Visited_20_Internet_20_Link">la toile</text:a> non indexée par les principaux <text:a xlink:type="simple" xlink:href="https://fr.wikipedia.org/wiki/Liste_de_moteurs_de_recherche#Moteurs_de_recherche_Web" text:style-name="Internet_20_link" text:visited-style-name="Visited_20_Internet_20_Link">moteurs de recherche généralistes</text:a>. Ce terme est parfois aussi utilisé de manière abusive pour désigner les contenus choquants et peu visibles que l'on trouve sur le web. </text:p>
      <text:p text:style-name="Standard"/>
      <text:p text:style-name="Standard">Nombre de lien extérieur, présence de motr claire, architecture de la page, et pour les petit malin qui exploite les algorithme pour monter en tréférencement en exploitant des faille du moteur de recherche il peuvent etre blacklisté s'il se font chopé.</text:p>
      <text:p text:style-name="Standard">Un fois, qu'un robot à parcouru une page et qu'elle lui a plus, elle l'indexe, c'est à dire qu'il l'enregistre dans d'énerme datacenter. Comme une immense bibliothèque de lien.Ce processus est réalisé sans jamais s’arrêter. Les robots ne dorment jamais. </text:p>
      <text:p text:style-name="Standard"/>
      <text:p text:style-name="Standard">Quand on fait une recherche on note des mot clef.la pertinence de la page vis-à-vis des mots recherchés et la popularité de la page. <text:span text:style-name="Strong_20_Emphasis">Évaluer la pertinence</text:span>: le mot-clé est-il présent dans le titre? dans l'URL? dans le contenu? Y'a t-il des synonymes du mot recherché dans le contenu? ... </text:p>
      <text:list xml:id="list8225142794205402858" text:style-name="L1">
        <text:list-item>
          <text:p text:style-name="P1"><text:span text:style-name="Strong_20_Emphasis">Évaluer la popularité</text:span>: est-ce que la page reçoit beaucoup de liens? Ces liens proviennent-ils de pages elles-mêmes populaires? Les pages faisant des liens ont-elles la même thématique? Les sites qui font des liens vers cette page sont-il dans la même langue? Sont-ils des sites de confiance? ... </text:p>
        </text:list-item>
        <text:list-item>
          <text:p text:style-name="P1"><text:span text:style-name="Strong_20_Emphasis">Tri par pertinence</text:span> : On étudie ici la position des mots clés dans le document, l’url, le titre … Mais aussi la densité des mots clés, la mise en exergue, le poids de ces mots clés dans la base de données, l’utilisation de champs lexical similaire, et surtout la relation de proximité entre la requête et les mots contenus dans le document.</text:p>
        </text:list-item>
      </text:list>
      <text:list xml:id="list1702905646908281312" text:style-name="L2">
        <text:list-item>
          <text:p text:style-name="P2"><text:span text:style-name="Strong_20_Emphasis">Tri par popularité :</text:span> Il s’agit ici de mettre une note à un site web suivant sa popularité. Plus celui-ci est cité sur le web (via des liens) plus sa popularité est grande aux yeux de Google. Plus les sites faisant des liens vers un site A sont importants, plus le site A sera reconnu comme populaire. C’est dans le cadre de ce tri par popularité que le <text:span text:style-name="Strong_20_Emphasis">PageRank</text:span> a été mis en place. Les abus du netlinking font qu’aujourd’hui le Pagerank a beaucoup moins d’importance qu’auparavant.</text:p>
        </text:list-item>
        <text:list-item>
          <text:p text:style-name="P2"><text:span text:style-name="Strong_20_Emphasis">Tri par mesure d’audience :</text:span> C’est le tri par clic ou par qualité de visite. Si un site est souvent visité, et que les internautes restent sur ce site, … alors ce site est mis en évidence dans les moteurs de recherche. Google prend en compte le comportement des internautes sur un site pour trier ces données dans son index afin de proposer le contenu le plus pertinent possible. </text:p>
        </text:list-item>
      </text:list>
      <text:list xml:id="list42310546" text:continue-list="list8225142794205402858" text:style-name="L1">
        <text:list-item>
          <text:p text:style-name="P1"/>
        </text:list-item>
      </text:list>
      <text:p text:style-name="Standard">Par exemple, le moteur de recherche Google base maintenant ses résultats selon la localité du visiteur et selon l'historique des précédentes recherches effectuées par l'internaute. Le probleme c'est que cela peut mener à une bulle comportemental et isolé l'individu dans un certe genre de contenu. Si tu ne regarde que des choses complotiqte tes resultat seront complotiste. Tu t'intéresse à un kidnapping d'enfant et les resultat qui suivront seront influence par ca et tu va te dire que les kidnapping sont en recrudecence. Pareil si tu es végan, tu va croire que le monde entier s'y met. </text:p>
      <text:p text:style-name="Standard"/>
      <text:p text:style-name="Standard">Le moteur ne recherche dont pas sur le web directement mais dans sa bibliothèque de lien.</text:p>
      <text:p text:style-name="Standard">Contrairement à une pensée commune, certains moteurs de recherche tel que Google, n'utilisent pas un super ordinateur. A la place, c'est un réseau de très nombreux ordinateurs à capacités normales <text:soft-page-break/>qui est utilisé. Les performances sont beaucoup plus notables. Pour faire une analogie, c'est comme si Google demandait à un groupe de 20 personnes de regarder l'index d'un livre chacun. C'est plus efficace que de demander à une seul personne (aussi brillante soit-elle) de lire seul l'index de chacun des 20 livres. </text:p>
      <text:p text:style-name="Standard"/>
      <text:p text:style-name="Standard">Les mr gagne de l'argent avec les lien sponsorisé, des gens qui paie pour être en tete des resultat. Selon le moteur de recherche utilisé cet espace dédié au pub est plus ou moins grand.</text:p>
      <text:p text:style-name="Standard"/>
      <text:p text:style-name="Standard">source image à la une : http://wallbase.cc/wallpaper/2467000<text:line-break/>source image Google-Bot :  seo.ddlx.org<text:line-break/>source image PageRank : augmenter-son-pagerank.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iette Lecouineur</meta:initial-creator>
    <meta:creation-date>2018-10-02T11:33:34.24</meta:creation-date>
    <dc:date>2018-10-02T22:11:28.49</dc:date>
    <dc:creator>Arriette Lecouineur</dc:creator>
    <meta:editing-duration>PT10H26M23S</meta:editing-duration>
    <meta:editing-cycles>2</meta:editing-cycles>
    <meta:generator>OpenOffice/4.1.5$Win32 OpenOffice.org_project/415m1$Build-9789</meta:generator>
    <meta:document-statistic meta:table-count="0" meta:image-count="0" meta:object-count="0" meta:page-count="2" meta:paragraph-count="15" meta:word-count="751" meta:character-count="4421"/>
  </office:meta>
</office:document-meta>
</file>